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style:font-face style:name="opensansregular" svg:font-family="opensansregular, 'sans serif'"/>
  </office:font-face-decls>
  <office:automatic-styles>
    <style:style style:name="P1" style:family="paragraph" style:parent-style-name="Standard">
      <style:text-properties officeooo:rsid="001c509c" officeooo:paragraph-rsid="001c509c"/>
    </style:style>
    <style:style style:name="P2" style:family="paragraph" style:parent-style-name="Standard">
      <style:text-properties fo:font-variant="normal" fo:text-transform="none" style:use-window-font-color="true" loext:opacity="0%" style:font-name="Abyssinica SIL" fo:font-size="13pt" fo:letter-spacing="normal" fo:font-style="normal" fo:font-weight="normal" officeooo:rsid="0019ee29" officeooo:paragraph-rsid="0019ee29" style:font-size-asian="13pt" style:font-style-asian="normal" style:font-weight-asian="normal" style:font-size-complex="13pt" style:font-style-complex="normal" style:font-weight-complex="normal"/>
    </style:style>
    <style:style style:name="P3" style:family="paragraph" style:parent-style-name="Standard">
      <style:text-properties fo:font-variant="normal" fo:text-transform="none" style:use-window-font-color="true" loext:opacity="0%" style:font-name="Abyssinica SIL" fo:font-size="13pt" fo:letter-spacing="normal" fo:font-style="normal" fo:font-weight="normal" officeooo:rsid="001c509c" officeooo:paragraph-rsid="001c509c" style:font-size-asian="13pt" style:font-style-asian="normal" style:font-weight-asian="normal" style:font-size-complex="13pt" style:font-style-complex="normal" style:font-weight-complex="normal"/>
    </style:style>
    <style:style style:name="P4" style:family="paragraph" style:parent-style-name="Standard">
      <style:text-properties fo:font-variant="normal" fo:text-transform="none" style:use-window-font-color="true" loext:opacity="0%" style:font-name="Abyssinica SIL" fo:font-size="13pt" fo:letter-spacing="normal" fo:font-style="normal" fo:font-weight="normal" officeooo:rsid="0020aa59" officeooo:paragraph-rsid="0020aa59" style:font-size-asian="13pt" style:font-style-asian="normal" style:font-weight-asian="normal" style:font-size-complex="13pt" style:font-style-complex="normal" style:font-weight-complex="normal"/>
    </style:style>
    <style:style style:name="P5" style:family="paragraph" style:parent-style-name="Standard">
      <style:text-properties style:use-window-font-color="true" loext:opacity="0%" style:font-name="Abyssinica SIL" fo:font-size="13pt" fo:font-style="normal" fo:font-weight="normal" officeooo:rsid="0019ee29" officeooo:paragraph-rsid="0019ee29" style:font-size-asian="13pt" style:font-style-asian="normal" style:font-weight-asian="normal" style:font-size-complex="13pt" style:font-style-complex="normal" style:font-weight-complex="normal"/>
    </style:style>
    <style:style style:name="P6" style:family="paragraph" style:parent-style-name="Standard">
      <style:text-properties style:use-window-font-color="true" loext:opacity="0%" style:font-name="Abyssinica SIL" fo:font-size="13pt" fo:font-style="normal" fo:font-weight="normal" officeooo:rsid="0019ee29" officeooo:paragraph-rsid="001a8b3e" style:font-size-asian="13pt" style:font-style-asian="normal" style:font-weight-asian="normal" style:font-size-complex="13pt" style:font-style-complex="normal" style:font-weight-complex="normal"/>
    </style:style>
    <style:style style:name="P7" style:family="paragraph" style:parent-style-name="Standard">
      <style:text-properties style:use-window-font-color="true" loext:opacity="0%" style:font-name="Abyssinica SIL" fo:font-size="13pt" fo:font-style="normal" fo:font-weight="normal" officeooo:rsid="0019ee29" officeooo:paragraph-rsid="00225bef" style:font-size-asian="13pt" style:font-style-asian="normal" style:font-weight-asian="normal" style:font-size-complex="13pt" style:font-style-complex="normal" style:font-weight-complex="normal"/>
    </style:style>
    <style:style style:name="P8" style:family="paragraph" style:parent-style-name="Standard">
      <style:text-properties style:use-window-font-color="true" loext:opacity="0%" style:font-name="Abyssinica SIL" fo:font-size="13pt" fo:font-style="normal" fo:font-weight="normal" officeooo:rsid="0019ee29" officeooo:paragraph-rsid="00261809" style:font-size-asian="13pt" style:font-style-asian="normal" style:font-weight-asian="normal" style:font-size-complex="13pt" style:font-style-complex="normal" style:font-weight-complex="normal"/>
    </style:style>
    <style:style style:name="P9" style:family="paragraph" style:parent-style-name="Standard">
      <style:text-properties style:use-window-font-color="true" loext:opacity="0%" style:font-name="Abyssinica SIL" fo:font-size="13pt" fo:font-style="normal" fo:font-weight="normal" officeooo:rsid="001fd3d0" officeooo:paragraph-rsid="001fd3d0" style:font-size-asian="13pt" style:font-style-asian="normal" style:font-weight-asian="normal" style:font-size-complex="13pt" style:font-style-complex="normal" style:font-weight-complex="normal"/>
    </style:style>
    <style:style style:name="P10" style:family="paragraph" style:parent-style-name="Standard">
      <style:text-properties style:use-window-font-color="true" loext:opacity="0%" style:font-name="Abyssinica SIL" fo:font-size="13pt" fo:font-style="normal" fo:font-weight="normal" officeooo:rsid="001a8b3e" officeooo:paragraph-rsid="00261809" style:font-size-asian="13pt" style:font-style-asian="normal" style:font-weight-asian="normal" style:font-size-complex="13pt" style:font-style-complex="normal" style:font-weight-complex="normal"/>
    </style:style>
    <style:style style:name="P11" style:family="paragraph" style:parent-style-name="Standard">
      <style:text-properties officeooo:rsid="001e1252" officeooo:paragraph-rsid="001e1252"/>
    </style:style>
    <style:style style:name="P12" style:family="paragraph" style:parent-style-name="Standard">
      <style:text-properties style:font-name="Abyssinica SIL" fo:font-style="normal" fo:font-weight="normal" officeooo:rsid="0019ee29" officeooo:paragraph-rsid="0019ee29" style:font-style-asian="normal" style:font-weight-asian="normal" style:font-style-complex="normal" style:font-weight-complex="normal"/>
    </style:style>
    <style:style style:name="P13" style:family="paragraph" style:parent-style-name="Standard">
      <style:text-properties style:font-name="Abyssinica SIL" fo:font-style="normal" fo:font-weight="normal" officeooo:rsid="001a8b3e" officeooo:paragraph-rsid="001a8b3e" style:font-style-asian="normal" style:font-weight-asian="normal" style:font-style-complex="normal" style:font-weight-complex="normal"/>
    </style:style>
    <style:style style:name="P14" style:family="paragraph" style:parent-style-name="Standard">
      <style:text-properties style:font-name="Abyssinica SIL" fo:font-style="normal" fo:font-weight="normal" officeooo:rsid="001c509c" officeooo:paragraph-rsid="001c509c" style:font-style-asian="normal" style:font-weight-asian="normal" style:font-style-complex="normal" style:font-weight-complex="normal"/>
    </style:style>
    <style:style style:name="P15" style:family="paragraph" style:parent-style-name="Standard">
      <style:text-properties style:font-name="Abyssinica SIL" fo:font-style="normal" fo:font-weight="normal" officeooo:rsid="001e1252" officeooo:paragraph-rsid="001e1252" style:font-style-asian="normal" style:font-weight-asian="normal" style:font-style-complex="normal" style:font-weight-complex="normal"/>
    </style:style>
    <style:style style:name="P16" style:family="paragraph" style:parent-style-name="Standard">
      <style:text-properties style:font-name="Abyssinica SIL" fo:font-style="normal" fo:font-weight="normal" officeooo:rsid="001fd3d0" officeooo:paragraph-rsid="001fd3d0" style:font-style-asian="normal" style:font-weight-asian="normal" style:font-style-complex="normal" style:font-weight-complex="normal"/>
    </style:style>
    <style:style style:name="P17" style:family="paragraph" style:parent-style-name="Standard">
      <style:text-properties style:font-name="Abyssinica SIL" fo:font-style="normal" fo:font-weight="normal" officeooo:rsid="00207f36" officeooo:paragraph-rsid="00207f36" style:font-style-asian="normal" style:font-weight-asian="normal" style:font-style-complex="normal" style:font-weight-complex="normal"/>
    </style:style>
    <style:style style:name="P18" style:family="paragraph" style:parent-style-name="Standard">
      <style:text-properties style:font-name="Abyssinica SIL" fo:font-style="normal" fo:font-weight="normal" officeooo:rsid="00225bef" officeooo:paragraph-rsid="00225bef" style:font-style-asian="normal" style:font-weight-asian="normal" style:font-style-complex="normal" style:font-weight-complex="normal"/>
    </style:style>
    <style:style style:name="T1" style:family="text">
      <style:text-properties officeooo:rsid="001a8b3e"/>
    </style:style>
    <style:style style:name="T2" style:family="text">
      <style:text-properties officeooo:rsid="001c509c"/>
    </style:style>
    <style:style style:name="T3" style:family="text">
      <style:text-properties officeooo:rsid="001fd3d0"/>
    </style:style>
    <style:style style:name="T4" style:family="text">
      <style:text-properties officeooo:rsid="00207f36"/>
    </style:style>
    <style:style style:name="T5" style:family="text">
      <style:text-properties officeooo:rsid="0020aa59"/>
    </style:style>
    <style:style style:name="T6" style:family="text">
      <style:text-properties officeooo:rsid="00218558"/>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61809"/>
    </style:style>
    <style:style style:name="T9" style:family="text">
      <style:text-properties officeooo:rsid="00225bef"/>
    </style:style>
    <style:style style:name="T10" style:family="text">
      <style:text-properties fo:color="#c9211e" loext:opacity="100%" style:text-underline-style="solid" style:text-underline-width="auto" style:text-underline-color="font-color"/>
    </style:style>
    <style:style style:name="T11" style:family="text">
      <style:text-properties fo:color="#c9211e" loext:opacity="100%" style:text-underline-style="solid" style:text-underline-width="auto" style:text-underline-color="font-color" officeooo:rsid="00218558"/>
    </style:style>
    <style:style style:name="T12" style:family="text">
      <style:text-properties fo:color="#c9211e" loext:opacity="100%" style:text-underline-style="solid" style:text-underline-width="auto" style:text-underline-color="font-color" officeooo:rsid="00261809"/>
    </style:style>
    <style:style style:name="T13" style:family="text">
      <style:text-properties officeooo:rsid="00258640"/>
    </style:style>
    <style:style style:name="T14" style:family="text">
      <style:text-properties officeooo:rsid="00261809"/>
    </style:style>
    <style:style style:name="T15" style:family="text">
      <style:text-properties officeooo:rsid="0027e9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CÉDURE INTERNE DE GESTION DES MACHINE SUSPECT </text:p>
      <text:p text:style-name="P5"/>
      <text:p text:style-name="P9">Les actions de cette procédure doivent être réalisé par <text:span text:style-name="T10">un technicien en sécurité</text:span><text:span text:style-name="T11"> agrée </text:span><text:span text:style-name="T10">Ni l’utilisateur ,le manager ou un membre du DSI non agrée ne doit réalisé cette activité au risque d’aggraver la situation.</text:span></text:p>
      <text:p text:style-name="P5"/>
      <text:p text:style-name="P8">1) PREMIÈRE ÉVALUATION : identifiez les signes d’infections (bug ,performance ) .<text:span text:style-name="T14">N</text:span>ote<text:span text:style-name="T14">z</text:span> tout comportement inhabituels du système .<text:span text:style-name="T14">N</text:span>ote<text:span text:style-name="T14">z</text:span> les alertes antivirus et d’une manière général ,note<text:span text:style-name="T14">z</text:span> tout les symptômes pouvant nous aider a l’analyse de la machine.<text:span text:style-name="T3">Demander au client les prémisse de l’infection afin d’en comprendre la cause (insertion de cl</text:span><text:span text:style-name="T6">e</text:span><text:span text:style-name="T3"> usb ,branchement du téléphone personnel ,ouverture d’un mail frauduleux…) </text:span><text:span text:style-name="T5">Examine</text:span><text:span text:style-name="T14">z</text:span><text:span text:style-name="T5"> les activités récente du client et les connections réseaux.</text:span><text:span text:style-name="T14">C</text:span><text:span text:style-name="T5">herche</text:span><text:span text:style-name="T14">z</text:span><text:span text:style-name="T5"> a retracer l’origine de l’infection.</text:span></text:p>
      <text:p text:style-name="P5"/>
      <text:p text:style-name="P5"/>
      <text:p text:style-name="P5"/>
      <text:p text:style-name="P7">2) ISOLEMENT : Déconnecte<text:span text:style-name="T14">z</text:span> la machine du réseaux intra entreprise et externe <text:span text:style-name="T9">(</text:span><text:span text:style-name="T3">Couper les accès wifi</text:span><text:span text:style-name="T9">)</text:span> ,déconnecte<text:span text:style-name="T14">z</text:span> aussi tout les périphérique de stockage ou non (clé USB ,téléphone…).L’isolement vas empêcher le virus potentiel de se propager dans d’autre machine de l’entreprise.</text:p>
      <text:p text:style-name="P9"/>
      <text:p text:style-name="P5"/>
      <text:p text:style-name="P5">3) IDENTIFICATION DE L’INFECTION : Utiliser un logiciel antivirus a jour dans l’analyse du système .Tracer les informations li<text:span text:style-name="T2">e</text:span> au virus (nom ,type ,zone infecté)</text:p>
      <text:p text:style-name="P2">Certains virus attaquent l'antivirus, le rendant inopérant ce qui <text:span text:style-name="T9">l’empêche</text:span> de détecter les codes malveillants présents sur la machine infectée .</text:p>
      <text:p text:style-name="P3"><text:span text:style-name="T14">F</text:span>aire un SCAN complet de la machine .</text:p>
      <text:p text:style-name="P3">si nécessaire ,récupérer un antivirus d’une machine saine.</text:p>
      <text:p text:style-name="P4"><text:span text:style-name="T14">Si </text:span>analyse forensique <text:span text:style-name="T14">nécessaire </text:span>,effectué une analyse approfondie pour recueillir des preuves numérique .<text:span text:style-name="T14">I</text:span>dentifier les technique d’infection et détecter des dommages potentiel.</text:p>
      <text:p text:style-name="P5"/>
      <text:p text:style-name="P5">4) ÉVALUATION : analyser l’impact du virus sur la machine et déterminer si le virus a infecter les système<text:span text:style-name="T14">s</text:span> critique de la machine ,les données utilisateur ,les paramètre<text:span text:style-name="T14">s</text:span>…</text:p>
      <text:p text:style-name="P10"><text:span text:style-name="T5">Classé l’infection en fonction de sa gravité ,de sa vitesse de propagation (si mesurable) (faible , moyen ,sérieux ,critique ,vital ou inconnu )</text:span></text:p>
      <text:p text:style-name="P6">Une analyse complète et détaillé nous permettra d’<text:span text:style-name="T1">enrichir notre base de retour d ‘expérience .Elle sera aussi </text:span><text:span text:style-name="T14">de </text:span><text:span text:style-name="T1">référence pour tout </text:span><text:span text:style-name="T14">les</text:span><text:span text:style-name="T1"> site</text:span><text:span text:style-name="T14">s</text:span><text:span text:style-name="T1"> concerné (Partage d’expérience)</text:span></text:p>
      <text:p text:style-name="P6"><text:soft-page-break/><text:span text:style-name="T1">Ceci améliorera aussi la prise en charge sur les prochaine</text:span><text:span text:style-name="T14">s</text:span><text:span text:style-name="T1"> machine</text:span><text:span text:style-name="T14">s</text:span><text:span text:style-name="T1"> infecté et améliorera la disponibilité et la continuité de notre infrastructure.</text:span></text:p>
      <text:p text:style-name="P12"/>
      <text:p text:style-name="P12"/>
      <text:p text:style-name="P13">5) MESURER L’IMPACT : sur la productivité des collaborateurs .<text:span text:style-name="T14">Q</text:span>uel est le niveau de disponibilité de leurs outils de travail .<text:span text:style-name="T14">Si possible ,mesurer le coûts de l’indisponibilité .Quels pourrait etre les risque en cas de propagation.</text:span></text:p>
      <text:p text:style-name="P13"/>
      <text:p text:style-name="P13">6) MISE EN QUARANTAINE : isolez le virus via l’antivirus de l’entreprise pour stopper son exécution.<text:span text:style-name="T14">Si nécessaire ,ne pas hésiter a demander des outils complémentaire.La priorité étant donné a la disponibilité des machines.</text:span></text:p>
      <text:p text:style-name="P13"/>
      <text:p text:style-name="P14">7) NETTOYAGE/SUPPRESSION : après analyse ,supprimer les fichiers infectés via l’antivirus .Si nécessaire ,faire une demande d’outils spécifique afin d’être sur de ne pas oublié un fichier infecté .</text:p>
      <text:p text:style-name="P14"/>
      <text:p text:style-name="P15">8)CONTRÔLE et VÉRIFICATION: Faire un contrôle croisé de l’absence d’infection par <text:span text:style-name="T7">un technicien </text:span><text:span text:style-name="T8">agrée </text:span>n’ayant pas réalisé l<text:span text:style-name="T15">es </text:span>intervention<text:span text:style-name="T15">s</text:span> précédente .<text:span text:style-name="T15">Ceci,</text:span> pour apporter un regard neuf dans l’analyse de la machine <text:span text:style-name="T15">et détecter d’éventuelles éléments que le premier intervenant n’aurait pas détecter.</text:span></text:p>
      <text:p text:style-name="P15">Ne pas hésiter a <text:span text:style-name="T13">énumérer</text:span> via un fichier <text:span text:style-name="T13">E</text:span>xcel TOUT les <text:span text:style-name="T13">éléments</text:span> contrôler et valider afin de garder une trace en cas de vérification .</text:p>
      <text:p text:style-name="P15"/>
      <text:p text:style-name="P15">9)RESTAURATION DES SYSTÈMES : restaurer les fichiers système a partir de sauvegarde saines. assurez vous de ne restaurer uniquement les <text:span text:style-name="T13">éléments</text:span> nécessaire et fiable.</text:p>
      <text:p text:style-name="P15"/>
      <text:p text:style-name="P15"/>
      <text:p text:style-name="P15"/>
      <text:p text:style-name="P15"/>
      <text:p text:style-name="P15">10) MISE EN SERVICE :Installer les logiciels et les OS sur les supports officiel et n’installer que les versions ayant corrigé les dernières faille de sécurité</text:p>
      <text:p text:style-name="P15">assurez vous que le système est a nouveau protéger par un antivirus sain a jours des failles de sécurité subie.Mettez en place des <text:span text:style-name="T13">éléments</text:span> de protection supplémentaire tel que PARFEU ,Filtre ...)</text:p>
      <text:p text:style-name="P15"/>
      <text:p text:style-name="P15">11)SURVEILLANCE : faire des check de surveillance programmé afin de prévenir toute infection </text:p>
      <text:p text:style-name="P15"/>
      <text:p text:style-name="P15"/>
      <text:p text:style-name="P16">FORMATION SENSIBILISATION : que vous ayez identifier la cause de l’infection ou non .vous devez après intervention sensibiliser le client a la sécurité informatique et ses conséquences .vous pouvez leurs transmettre la charte informatique d<text:span text:style-name="T13">e l’</text:span>entreprise ,le guide des bonne pratique .<text:span text:style-name="T4">Une formation courte peut leurs être proposer si le problème est récurent </text:span></text:p>
      <text:p text:style-name="P16"><text:soft-page-break/></text:p>
      <text:p text:style-name="P17">RAPPORT : afin d’alimenter nos retour d’expérience et notre partage d’expérience entre entité ,vous rédigerez un rapport répondant a tout les points cité précédemment .Vous ferez une conclusion et proposerez une alternative ou une solution afin que le problème ne se reproduise pas (logiciel ,formation …).intégrer le rapport dans GLPI (base de connaissance)</text:p>
      <text:p text:style-name="P17"/>
      <text:p text:style-name="P17">ÉVALUATION POST INCIDENT : afin de mesurer l’efficacité de nos actions et valider les exigence d’amélioration continue ,faite une analyse succincte sur les causes de l’infection, ses conséquence ,les moyens mis en œuvre pour résorber l’infection et leurs efficacité.</text:p>
      <text:p text:style-name="P17">Vous pouvez aussi intégrer le coûts potentiel d l’intervention (Heure-homme ,pièce de rechange ,coûts de production…) afin de facilité l’analyse au DSI .</text:p>
      <text:p text:style-name="P17"/>
      <text:p text:style-name="P17"/>
      <text:p text:style-name="P17">VEILLE : Faites de la veille sur les pratiques nouvelle et proposer d’intégrer de nouveaux outils et méthodes dans les futurs procédure et base de connaissance.La procédure doit être valider par la DSI qui éditera une nouvelle version.Vous pouvez aussi transmettre les nouvelle menace émergente afin de prédire les nouvelles infection ,s’en prémunir avant qu’elle n’infecte nos machine et intégrer les nouveaux outils.Cette dernière est importante afin d’augmenter les taux de continuité et de disponibilité de nos machines.</text:p>
      <text:p text:style-name="P15"/>
      <text:p text:style-name="P18"><text:span text:style-name="T13">RETOUR D’EXPÉRIENCE : </text:span>Afin d’analyser l’intervention <text:span text:style-name="T13">et d’alimenter nos base de connaissance</text:span>,vous noterez les outils utilisé ,les logiciels et les méthodes .Vous intégrerez toute informations qui peut nous aider a améliorer la procédure.Les références des machines ,des logiciels installé avant infection ,les types d’utilisation par le client et leurs métiers. L’amélioration<text:span text:style-name="T13"> continue est en général réussie lorsque les opérations sont bien documenté ,n’hésitez pas a noter tout ce qui vous a permis de réussir cette intervention et ses difficultés</text:span></text:p>
      <text:p text:style-name="P15"/>
      <text:p text:style-name="P11"/>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style:font-face style:name="opensansregular" svg:font-family="opensansregular, 'san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0:05:54.419564955</meta:creation-date>
    <dc:date>2024-03-20T12:17:20.380748180</dc:date>
    <meta:editing-duration>PT9M18S</meta:editing-duration>
    <meta:editing-cycles>3</meta:editing-cycles>
    <meta:generator>LibreOffice/7.3.7.2$Linux_X86_64 LibreOffice_project/30$Build-2</meta:generator>
    <meta:document-statistic meta:table-count="0" meta:image-count="0" meta:object-count="0" meta:page-count="3" meta:paragraph-count="28" meta:word-count="926" meta:character-count="6204" meta:non-whitespace-character-count="5303"/>
  </office:meta>
</office:document-meta>
</file>